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9889in" style:rel-column-width="1424*"/>
    </style:style>
    <style:style style:name="Table2.B" style:family="table-column">
      <style:table-column-properties style:column-width="0.8382in" style:rel-column-width="1207*"/>
    </style:style>
    <style:style style:name="Table2.C" style:family="table-column">
      <style:table-column-properties style:column-width="0.7715in" style:rel-column-width="1111*"/>
    </style:style>
    <style:style style:name="Table2.D" style:family="table-column">
      <style:table-column-properties style:column-width="0.8188in" style:rel-column-width="1179*"/>
    </style:style>
    <style:style style:name="Table2.E" style:family="table-column">
      <style:table-column-properties style:column-width="0.8507in" style:rel-column-width="1225*"/>
    </style:style>
    <style:style style:name="Table2.F" style:family="table-column">
      <style:table-column-properties style:column-width="1.1181in" style:rel-column-width="1610*"/>
    </style:style>
    <style:style style:name="Table2.G" style:family="table-column">
      <style:table-column-properties style:column-width="1.5389in" style:rel-column-width="2216*"/>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0.9889in" style:rel-column-width="1424*"/>
    </style:style>
    <style:style style:name="Table3.B" style:family="table-column">
      <style:table-column-properties style:column-width="0.8382in" style:rel-column-width="1207*"/>
    </style:style>
    <style:style style:name="Table3.C" style:family="table-column">
      <style:table-column-properties style:column-width="0.7715in" style:rel-column-width="1111*"/>
    </style:style>
    <style:style style:name="Table3.D" style:family="table-column">
      <style:table-column-properties style:column-width="0.8188in" style:rel-column-width="1179*"/>
    </style:style>
    <style:style style:name="Table3.E" style:family="table-column">
      <style:table-column-properties style:column-width="0.8507in" style:rel-column-width="1225*"/>
    </style:style>
    <style:style style:name="Table3.F" style:family="table-column">
      <style:table-column-properties style:column-width="1.1181in" style:rel-column-width="1610*"/>
    </style:style>
    <style:style style:name="Table3.G" style:family="table-column">
      <style:table-column-properties style:column-width="1.5389in" style:rel-column-width="2216*"/>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9889in" style:rel-column-width="1424*"/>
    </style:style>
    <style:style style:name="Table4.B" style:family="table-column">
      <style:table-column-properties style:column-width="0.8382in" style:rel-column-width="1207*"/>
    </style:style>
    <style:style style:name="Table4.C" style:family="table-column">
      <style:table-column-properties style:column-width="0.7715in" style:rel-column-width="1111*"/>
    </style:style>
    <style:style style:name="Table4.D" style:family="table-column">
      <style:table-column-properties style:column-width="0.8188in" style:rel-column-width="1179*"/>
    </style:style>
    <style:style style:name="Table4.E" style:family="table-column">
      <style:table-column-properties style:column-width="0.8507in" style:rel-column-width="1225*"/>
    </style:style>
    <style:style style:name="Table4.F" style:family="table-column">
      <style:table-column-properties style:column-width="1.1181in" style:rel-column-width="1610*"/>
    </style:style>
    <style:style style:name="Table4.G" style:family="table-column">
      <style:table-column-properties style:column-width="1.5389in" style:rel-column-width="2216*"/>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0.9889in" style:rel-column-width="1424*"/>
    </style:style>
    <style:style style:name="Table5.B" style:family="table-column">
      <style:table-column-properties style:column-width="0.8382in" style:rel-column-width="1207*"/>
    </style:style>
    <style:style style:name="Table5.C" style:family="table-column">
      <style:table-column-properties style:column-width="0.7715in" style:rel-column-width="1111*"/>
    </style:style>
    <style:style style:name="Table5.D" style:family="table-column">
      <style:table-column-properties style:column-width="0.8188in" style:rel-column-width="1179*"/>
    </style:style>
    <style:style style:name="Table5.E" style:family="table-column">
      <style:table-column-properties style:column-width="0.8507in" style:rel-column-width="1225*"/>
    </style:style>
    <style:style style:name="Table5.F" style:family="table-column">
      <style:table-column-properties style:column-width="1.1181in" style:rel-column-width="1610*"/>
    </style:style>
    <style:style style:name="Table5.G" style:family="table-column">
      <style:table-column-properties style:column-width="1.5389in" style:rel-column-width="2216*"/>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0.9889in" style:rel-column-width="1424*"/>
    </style:style>
    <style:style style:name="Table6.B" style:family="table-column">
      <style:table-column-properties style:column-width="0.8382in" style:rel-column-width="1207*"/>
    </style:style>
    <style:style style:name="Table6.C" style:family="table-column">
      <style:table-column-properties style:column-width="0.7715in" style:rel-column-width="1111*"/>
    </style:style>
    <style:style style:name="Table6.D" style:family="table-column">
      <style:table-column-properties style:column-width="0.8188in" style:rel-column-width="1179*"/>
    </style:style>
    <style:style style:name="Table6.E" style:family="table-column">
      <style:table-column-properties style:column-width="0.8507in" style:rel-column-width="1225*"/>
    </style:style>
    <style:style style:name="Table6.F" style:family="table-column">
      <style:table-column-properties style:column-width="1.1181in" style:rel-column-width="1610*"/>
    </style:style>
    <style:style style:name="Table6.G" style:family="table-column">
      <style:table-column-properties style:column-width="1.5389in" style:rel-column-width="2216*"/>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Heading_20_1" style:master-page-name="First_20_Page">
      <style:paragraph-properties style:page-number="auto"/>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Standard" style:list-style-name="L1"/>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paragraph-properties fo:margin-left="0.5in" fo:margin-right="0in" fo:text-indent="0in" style:auto-text-indent="false"/>
    </style:style>
    <style:style style:name="P31" style:family="paragraph" style:parent-style-name="Standard" style:list-style-name="L5">
      <style:paragraph-properties fo:margin-left="0.5in" fo:margin-right="0in" fo:text-indent="0in" style:auto-text-indent="false"/>
    </style:style>
    <style:style style:name="P32"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Standard">
      <style:paragraph-properties fo:break-before="page"/>
    </style:style>
    <style:style style:name="P34" style:family="paragraph" style:parent-style-name="Standard">
      <style:paragraph-properties fo:margin-left="0in" fo:margin-right="0in" fo:text-indent="0in" style:auto-text-indent="false"/>
    </style:style>
    <style:style style:name="P3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7" style:family="paragraph">
      <style:paragraph-properties style:writing-mode="lr-tb"/>
    </style:style>
    <style:style style:name="P3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03343760" text:id="ct503343760">
          <text:insertion>
            <office:change-info>
              <dc:creator>Bob Jacobsen</dc:creator>
              <dc:date>2011-09-11T01:30:00</dc:date>
            </office:change-info>
          </text:insertion>
        </text:changed-region>
        <text:changed-region xml:id="ct471109920" text:id="ct471109920">
          <text:insertion>
            <office:change-info>
              <dc:creator>Bob Jacobsen</dc:creator>
              <dc:date>2010-10-08T18:29:00</dc:date>
            </office:change-info>
          </text:insertion>
        </text:changed-region>
        <text:changed-region xml:id="ct471540720" text:id="ct471540720">
          <text:insertion>
            <office:change-info>
              <dc:creator>Bob Jacobsen</dc:creator>
              <dc:date>2010-10-13T22:18:00</dc:date>
            </office:change-info>
          </text:insertion>
        </text:changed-region>
        <text:changed-region xml:id="ct314199280" text:id="ct314199280">
          <text:deletion>
            <office:change-info>
              <dc:creator>Bob Jacobsen</dc:creator>
              <dc:date>2010-10-08T18:29: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000283454"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change-start text:change-id="ct471109920"/>Introduction (Informative)</text:h>
      <text:p text:style-name="Standard">OpenLCB is based on a global exchange of individual messages. This specification defines <text:span text:style-name="T6">the</text:span> basic messages and how they interact. Higher level protocols are based on this message network, but are defined elsewhere.</text:p>
      <text:h text:style-name="Heading_20_1" text:outline-level="1">Intended Use (Informative)</text:h>
      <text:p text:style-name="Standard">General discussion, not specific to any particular implementation. <text:s/>Implementations such as CAN, TCP/IP, etc, will have their own standards to specifics.</text:p>
      <text:h text:style-name="Heading_20_1" text:outline-level="1">References and Context (Normative)</text:h>
      <text:p text:style-name="Standard">For more information on format and presentation, see:</text:p>
      <text:list xml:id="list1535776600" text:style-name="L3">
        <text:list-item>
          <text:p text:style-name="P22">OpenLCB Common Information Technical Note</text:p>
        </text:list-item>
      </text:list>
      <text:h text:style-name="Heading_20_1" text:outline-level="1">States</text:h>
      <text:p text:style-name="Standard">The message network layer in an OpenLCB node has two states: </text:p>
      <text:list xml:id="list98923843" text:style-name="L4">
        <text:list-item>
          <text:p text:style-name="P23">Uninitialized</text:p>
        </text:list-item>
        <text:list-item>
          <text:p text:style-name="P23">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6">the</text:span> Initialized state may transmit any message type.</text:p>
      <text:h text:style-name="Heading_20_1" text:outline-level="1">Message Format (Normative)</text:h>
      <text:p text:style-name="Standard">OpenLCB messages are sent using the transfer mechanism and format described in the specification for a specific wire protocol. </text:p>
      <text:p text:style-name="Standard">All messages shall contain a source Node ID and a message type indicator (MTI). <text:s/></text:p>
      <text:p text:style-name="Standard">Each message type is defined to include or not include an Event ID (EID). If the type is defined to include an EID, the EID must be present all messages of that type.</text:p>
      <text:p text:style-name="Standard"><text:soft-page-break/>Each message type is defined to include or not include a destination Node ID (DID). <text:s/>If the type is defined to include a DID, the DID must be present all messages of that type. Message types without a DID are referred to as “global” or “non-addressed” messages. <text:s/>Message types with a DID are referred to as “addressed” messages.</text:p>
      <text:h text:style-name="Heading_20_2" text:outline-level="2">Global (non-addressed) messages</text:h>
      <text:p text:style-name="Standard">Global messages shall be delivered to all nodes.<text:note text:id="ftn0" text:note-class="footnote"><text:note-citation>1</text:note-citation><text:note-body><text:p text:style-name="Footnote"><text:change-start text:change-id="ct503343760"/>The “simple node protocol” is an exception to this, which needs to be worked into this Standard.<text:change-end text:change-id="ct503343760"/></text:p></text:note-body></text:note></text:p>
      <text:h text:style-name="Heading_20_2" text:outline-level="2">Addressed messages</text:h>
      <text:p text:style-name="Standard">Addressed messages shall be delivered to the node in their destination node ID. <text:s/>They may, but need not, be delivered to other nodes.</text:p>
      <text:h text:style-name="Heading_20_1" text:outline-level="1">Messages (Normative)</text:h>
      <text:p text:style-name="Standard">This section defines the format of common core messages.</text:p>
      <text:h text:style-name="Heading_20_3" text:outline-level="3">Initialization Complete</text:h>
      <text:p text:style-name="Standard">Indicates that the sending node initialization is complete, and once the message is delivered, reachable on the network.</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9">Name</text:p>
          </table:table-cell>
          <table:table-cell table:style-name="Table2.A1" office:value-type="string">
            <text:p text:style-name="P19">In Simple Node Protocol</text:p>
          </table:table-cell>
          <table:table-cell table:style-name="Table2.A1" office:value-type="string">
            <text:p text:style-name="P19">Dest ID</text:p>
          </table:table-cell>
          <table:table-cell table:style-name="Table2.A1" office:value-type="string">
            <text:p text:style-name="P19">Event ID</text:p>
          </table:table-cell>
          <table:table-cell table:style-name="Table2.A1" office:value-type="string">
            <text:p text:style-name="P19">Flag Byte</text:p>
          </table:table-cell>
          <table:table-cell table:style-name="Table2.A1" office:value-type="string">
            <text:p text:style-name="P19">Common MTI</text:p>
          </table:table-cell>
          <table:table-cell table:style-name="Table2.G1" office:value-type="string">
            <text:p text:style-name="P19">Content</text:p>
          </table:table-cell>
        </table:table-row>
        <table:table-row>
          <table:table-cell table:style-name="Table2.A2" office:value-type="string">
            <text:p text:style-name="P20">Initialization Complete</text:p>
          </table:table-cell>
          <table:table-cell table:style-name="Table2.A2" office:value-type="string">
            <text:p text:style-name="P20">N</text:p>
          </table:table-cell>
          <table:table-cell table:style-name="Table2.A2" office:value-type="string">
            <text:p text:style-name="P20">N</text:p>
          </table:table-cell>
          <table:table-cell table:style-name="Table2.A2" office:value-type="string">
            <text:p text:style-name="P20">N</text:p>
          </table:table-cell>
          <table:table-cell table:style-name="Table2.A2" office:value-type="string">
            <text:p text:style-name="P20"/>
          </table:table-cell>
          <table:table-cell table:style-name="Table2.A2" office:value-type="string">
            <text:p text:style-name="P20">0x0000,0000</text:p>
          </table:table-cell>
          <table:table-cell table:style-name="Table2.G2" office:value-type="string">
            <text:p text:style-name="P20">Sending Node ID</text:p>
          </table:table-cell>
        </table:table-row>
      </table:table>
      <text:p text:style-name="Standard"/>
      <text:p text:style-name="Standard"/>
      <text:h text:style-name="Heading_20_3" text:outline-level="3">Verify Node ID</text:h>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9">Name</text:p>
          </table:table-cell>
          <table:table-cell table:style-name="Table3.A1" office:value-type="string">
            <text:p text:style-name="P19">In Simple Node Protocol</text:p>
          </table:table-cell>
          <table:table-cell table:style-name="Table3.A1" office:value-type="string">
            <text:p text:style-name="P19">Dest ID</text:p>
          </table:table-cell>
          <table:table-cell table:style-name="Table3.A1" office:value-type="string">
            <text:p text:style-name="P19">Event ID</text:p>
          </table:table-cell>
          <table:table-cell table:style-name="Table3.A1" office:value-type="string">
            <text:p text:style-name="P19">Flag Byte</text:p>
          </table:table-cell>
          <table:table-cell table:style-name="Table3.A1" office:value-type="string">
            <text:p text:style-name="P19">Common MTI</text:p>
          </table:table-cell>
          <table:table-cell table:style-name="Table3.G1" office:value-type="string">
            <text:p text:style-name="P19">Content</text:p>
          </table:table-cell>
        </table:table-row>
        <table:table-row>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0x0000,0000</text:p>
          </table:table-cell>
          <table:table-cell table:style-name="Table3.G2" office:value-type="string">
            <text:p text:style-name="P20"/>
          </table:table-cell>
        </table:table-row>
      </table:table>
      <text:p text:style-name="Standard"/>
      <text:p text:style-name="P34"/>
      <text:p text:style-name="P11"><text:soft-page-break/>Message Type Indicator: 0x</text:p>
      <text:p text:style-name="P11">Destination address present: Both yes and no</text:p>
      <text:p text:style-name="P11">Simple subset: Yes</text:p>
      <text:p text:style-name="P12"/>
      <text:h text:style-name="Heading_20_3" text:outline-level="3">Verified Node ID</text:h>
      <text:p text:style-name="P11"/>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9">Name</text:p>
          </table:table-cell>
          <table:table-cell table:style-name="Table4.A1" office:value-type="string">
            <text:p text:style-name="P19">In Simple Node Protocol</text:p>
          </table:table-cell>
          <table:table-cell table:style-name="Table4.A1" office:value-type="string">
            <text:p text:style-name="P19">Dest ID</text:p>
          </table:table-cell>
          <table:table-cell table:style-name="Table4.A1" office:value-type="string">
            <text:p text:style-name="P19">Event ID</text:p>
          </table:table-cell>
          <table:table-cell table:style-name="Table4.A1" office:value-type="string">
            <text:p text:style-name="P19">Flag Byte</text:p>
          </table:table-cell>
          <table:table-cell table:style-name="Table4.A1" office:value-type="string">
            <text:p text:style-name="P19">Common MTI</text:p>
          </table:table-cell>
          <table:table-cell table:style-name="Table4.G1" office:value-type="string">
            <text:p text:style-name="P19">Content</text:p>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0x0000,0000</text:p>
          </table:table-cell>
          <table:table-cell table:style-name="Table4.G2" office:value-type="string">
            <text:p text:style-name="P20"/>
          </table:table-cell>
        </table:table-row>
      </table:table>
      <text:p text:style-name="Standard"/>
      <text:p text:style-name="P34"/>
      <text:p text:style-name="P34">Message Type Indicator: 0x</text:p>
      <text:p text:style-name="P11">Destination address present: No (space reasons originally, but these no longer apply?)</text:p>
      <text:p text:style-name="P11">Simple subset: </text:p>
      <text:p text:style-name="P11">Priority group: </text:p>
      <text:p text:style-name="P11">Content: NID of the sending node – this is sent in full 48 bit format in all wire protocols, even if an alternate form or alias is available elsewhere in the message</text:p>
      <text:p text:style-name="P12">CAN frame format: </text:p>
      <text:h text:style-name="Heading_20_3" text:outline-level="3">Optional Interaction Rejected</text:h>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9">Name</text:p>
          </table:table-cell>
          <table:table-cell table:style-name="Table5.A1" office:value-type="string">
            <text:p text:style-name="P19">In Simple Node Protocol</text:p>
          </table:table-cell>
          <table:table-cell table:style-name="Table5.A1" office:value-type="string">
            <text:p text:style-name="P19">Dest ID</text:p>
          </table:table-cell>
          <table:table-cell table:style-name="Table5.A1" office:value-type="string">
            <text:p text:style-name="P19">Event ID</text:p>
          </table:table-cell>
          <table:table-cell table:style-name="Table5.A1" office:value-type="string">
            <text:p text:style-name="P19">Flag Byte</text:p>
          </table:table-cell>
          <table:table-cell table:style-name="Table5.A1" office:value-type="string">
            <text:p text:style-name="P19">Common MTI</text:p>
          </table:table-cell>
          <table:table-cell table:style-name="Table5.G1" office:value-type="string">
            <text:p text:style-name="P19">Content</text:p>
          </table:table-cell>
        </table:table-row>
        <table:table-row>
          <table:table-cell table:style-name="Table5.A2" office:value-type="string">
            <text:p text:style-name="P20"/>
          </table:table-cell>
          <table:table-cell table:style-name="Table5.A2" office:value-type="string">
            <text:p text:style-name="P20"/>
          </table:table-cell>
          <table:table-cell table:style-name="Table5.A2" office:value-type="string">
            <text:p text:style-name="P20"/>
          </table:table-cell>
          <table:table-cell table:style-name="Table5.A2" office:value-type="string">
            <text:p text:style-name="P20"/>
          </table:table-cell>
          <table:table-cell table:style-name="Table5.A2" office:value-type="string">
            <text:p text:style-name="P20"/>
          </table:table-cell>
          <table:table-cell table:style-name="Table5.A2" office:value-type="string">
            <text:p text:style-name="P20">0x0000,0000</text:p>
          </table:table-cell>
          <table:table-cell table:style-name="Table5.G2" office:value-type="string">
            <text:p text:style-name="P20"/>
          </table:table-cell>
        </table:table-row>
      </table:table>
      <text:p text:style-name="Standard"/>
      <text:p text:style-name="P34"/>
      <text:p text:style-name="P11">Message Type Indicator: 0x</text:p>
      <text:p text:style-name="P11">Destination address present: Yes</text:p>
      <text:p text:style-name="P11"><text:soft-page-break/>Simple subset: </text:p>
      <text:p text:style-name="P11">Priority group: </text:p>
      <text:p text:style-name="P11">Content: </text:p>
      <text:list xml:id="list1515731106" text:style-name="L5">
        <text:list-item>
          <text:p text:style-name="P31">Mandatory most recent MTI (2 bytes)</text:p>
        </text:list-item>
        <text:list-item>
          <text:p text:style-name="P31">Mandatory error code (TBD) </text:p>
        </text:list-item>
        <text:list-item>
          <text:p text:style-name="P31">Optional data content (TBD)</text:p>
        </text:list-item>
      </text:list>
      <text:p text:style-name="P12">CAN frame format: </text:p>
      <text:h text:style-name="Heading_20_3" text:outline-level="3">Terminate Due to Error</text:h>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9">Name</text:p>
          </table:table-cell>
          <table:table-cell table:style-name="Table6.A1" office:value-type="string">
            <text:p text:style-name="P19">In Simple Node Protocol</text:p>
          </table:table-cell>
          <table:table-cell table:style-name="Table6.A1" office:value-type="string">
            <text:p text:style-name="P19">Dest ID</text:p>
          </table:table-cell>
          <table:table-cell table:style-name="Table6.A1" office:value-type="string">
            <text:p text:style-name="P19">Event ID</text:p>
          </table:table-cell>
          <table:table-cell table:style-name="Table6.A1" office:value-type="string">
            <text:p text:style-name="P19">Flag Byte</text:p>
          </table:table-cell>
          <table:table-cell table:style-name="Table6.A1" office:value-type="string">
            <text:p text:style-name="P19">Common MTI</text:p>
          </table:table-cell>
          <table:table-cell table:style-name="Table6.G1" office:value-type="string">
            <text:p text:style-name="P19">Content</text:p>
          </table:table-cell>
        </table:table-row>
        <table:table-row>
          <table:table-cell table:style-name="Table6.A2" office:value-type="string">
            <text:p text:style-name="P20"/>
          </table:table-cell>
          <table:table-cell table:style-name="Table6.A2" office:value-type="string">
            <text:p text:style-name="P20"/>
          </table:table-cell>
          <table:table-cell table:style-name="Table6.A2" office:value-type="string">
            <text:p text:style-name="P20"/>
          </table:table-cell>
          <table:table-cell table:style-name="Table6.A2" office:value-type="string">
            <text:p text:style-name="P20"/>
          </table:table-cell>
          <table:table-cell table:style-name="Table6.A2" office:value-type="string">
            <text:p text:style-name="P20"/>
          </table:table-cell>
          <table:table-cell table:style-name="Table6.A2" office:value-type="string">
            <text:p text:style-name="P20">0x0000,0000</text:p>
          </table:table-cell>
          <table:table-cell table:style-name="Table6.G2" office:value-type="string">
            <text:p text:style-name="P20"/>
          </table:table-cell>
        </table:table-row>
      </table:table>
      <text:p text:style-name="Standard"/>
      <text:p text:style-name="P34"/>
      <text:p text:style-name="P34">Message Type Indicator: 0x</text:p>
      <text:p text:style-name="P11">Destination address present: Yes</text:p>
      <text:p text:style-name="P11">Simple subset: </text:p>
      <text:p text:style-name="P11">Priority group: </text:p>
      <text:p text:style-name="P11">Content: </text:p>
      <text:list xml:id="list155285641" text:continue-numbering="true" text:style-name="L5">
        <text:list-item>
          <text:p text:style-name="P31">Mandatory most recent MTI <text:s/>(2 bytes)</text:p>
        </text:list-item>
        <text:list-item>
          <text:p text:style-name="P31">Mandatory error code (TBD) </text:p>
        </text:list-item>
        <text:list-item>
          <text:p text:style-name="P31">Optional data content (TBD)</text:p>
        </text:list-item>
      </text:list>
      <text:p text:style-name="P12">CAN frame format: </text:p>
      <text:h text:style-name="Heading_20_1" text:outline-level="1">Interactions (Normative)</text:h>
      <text:p text:style-name="Standard">All nodes shall take part in all standard interactions defined in this section.</text:p>
      <text:h text:style-name="Heading_20_2" text:outline-level="2"><text:soft-page-break/>Node Initialization</text:h>
      <text:p text:style-name="Standard">Newly functional nodes, once their start-up is complete and they are fully operational, including having the frame transfer layer in “Permitted state”, shall send an "Initialization Complete" message and enter Initialized state.</text:p>
      <text:list xml:id="list349238764" text:style-name="L6">
        <text:list-item>
          <text:p text:style-name="P24">There is no guarantee that any other node is listening for this. No reply is possible. </text:p>
        </text:list-item>
        <text:list-item>
          <text:p text:style-name="P24">Nodes must not emit any other OpenLCB message before the “Initialization Complete” message.</text:p>
        </text:list-item>
      </text:list>
      <text:p text:style-name="Standard">Sending the IC message is required to insure that higher-level tools are notified that they may start to work with the node. </text:p>
      <text:p text:style-name="Standard"/>
      <text:h text:style-name="Heading_20_2" text:outline-level="2">Duplicate Node ID Detection</text:h>
      <text:p text:style-name="Standard">OpenLCB nodes must have unique node IDs. To detect thi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event ID in the Source Node ID field. </text:p>
      <text:p text:style-name="Standard">After sending the “Duplicate Source ID detected” global event, the node should not transmit any further messages until reset because this message will be received at the other duplicate-ID node(s), resulting in additional “Duplicate Source ID detected” global events and causing a possible message loop.</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2" text:outline-level="2">Node ID Discovery</text:h>
      <text:p text:style-name="Standard">Upon receipt of a Verify Node ID Number message addressed to it, or an unaddressed Verify Node ID Number message, a node must reply with an unaddressed Verified Node ID Number message.</text:p>
      <text:h text:style-name="Heading_20_2" text:outline-level="2">Error Handling</text:h>
      <text:p text:style-name="Standard">There are multiple mandatory error-handling scenarios defined.</text:p>
      <text:p text:style-name="Standard">(Need to explain “optional” here)</text:p>
      <text:h text:style-name="Heading_20_3" text:outline-level="3">Reject Addressed Optional Interaction</text:h>
      <text:list xml:id="list1638143880" text:style-name="L7">
        <text:list-item>
          <text:p text:style-name="P25">Node A receives an addressed message from Node B that carries Node A's NID. </text:p>
        </text:list-item>
      </text:list>
      <text:list xml:id="list451397556" text:style-name="L8">
        <text:list-item>
          <text:p text:style-name="P26">The MTI indicates the start of an optional interaction. </text:p>
        </text:list-item>
      </text:list>
      <text:list xml:id="list634043424" text:style-name="L9">
        <text:list-item>
          <text:p text:style-name="P27">If Node A does not want to take part in the optional interaction, it may send an Optional Interaction Rejected message addressed to Node B with the original MTI in the message <text:soft-page-break/>content. There is no requirement that OIR be sent; the node may silently ignore the incoming message.</text:p>
        </text:list-item>
      </text:list>
      <text:p text:style-name="Standard">The message content also contains an optional reason code and an optional data value. The use of these fields is to be defined. </text:p>
      <text:h text:style-name="Heading_20_3" text:outline-level="3">Reject Unaddressed Optional Interaction</text:h>
      <text:list xml:id="list1609015337" text:style-name="L10">
        <text:list-item>
          <text:p text:style-name="P28">Node A receives an unaddressed message from Node B. </text:p>
        </text:list-item>
        <text:list-item>
          <text:p text:style-name="P28">The MTI indicates the start of an optional interaction. </text:p>
        </text:list-item>
      </text:list>
      <text:p text:style-name="Standard">If Node A does not want to take part in the optional interaction, it silently drops the message without reply. </text:p>
      <text:h text:style-name="Heading_20_3" text:outline-level="3">Reject Addressed Standard Interaction Due to Error</text:h>
      <text:list xml:id="list514246871" text:style-name="L11">
        <text:list-item>
          <text:p text:style-name="P29">Node A is taking part in an addressed interaction with Node B. Either node may be able to send the next message.</text:p>
        </text:list-item>
        <text:list-item>
          <text:p text:style-name="P29">Some error condition prevents Node A from continuing the interaction. </text:p>
        </text:list-item>
        <text:list-item>
          <text:p text:style-name="P29">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text:p>
      <text:p text:style-name="Standard"><text:change-end text:change-id="ct471109920"/><text:change-start text:change-id="ct471540720"/></text:p>
      <text:p text:style-name="P1"><text:change-end text:change-id="ct471540720"/><text:change text:change-id="ct3141992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States<text:tab/>1</text:p>
          <text:p text:style-name="P13"><text:s/>5 Message Format (Normative)<text:tab/>2</text:p>
          <text:p text:style-name="P14"><text:s/>5.1 Global (non-addressed) messages<text:tab/>2</text:p>
          <text:p text:style-name="P14"><text:s/>5.2 Addressed messages<text:tab/>2</text:p>
          <text:p text:style-name="P13"><text:s/>6 Messages (Normative)<text:tab/>2</text:p>
          <text:p text:style-name="P15"><text:s/>6.1.1 Initialization Complete<text:tab/>2</text:p>
          <text:p text:style-name="P15"><text:s/>6.1.2 Verify Node ID<text:tab/>2</text:p>
          <text:p text:style-name="P15"><text:s/>6.1.3 Verified Node ID<text:tab/>2</text:p>
          <text:p text:style-name="P15"><text:s/>6.1.4 Optional Interaction Rejected<text:tab/>3</text:p>
          <text:p text:style-name="P15"><text:s/>6.1.5 Terminate Due to Error<text:tab/>3</text:p>
          <text:p text:style-name="P13"><text:s/>7 Interactions (Normative)<text:tab/>3</text:p>
          <text:p text:style-name="P14"><text:s/>7.1 Node Initialization<text:tab/>4</text:p>
          <text:p text:style-name="P14"><text:s/>7.2 Duplicate Node ID Detection<text:tab/>4</text:p>
          <text:p text:style-name="P14"><text:s/>7.3 Node ID Discovery<text:tab/>4</text:p>
          <text:p text:style-name="P14"><text:s/>7.4 Error Handling<text:tab/>4</text:p>
          <text:p text:style-name="P15"><text:s/>7.4.1 Reject Addressed Optional Interaction<text:tab/>5</text:p>
          <text:p text:style-name="P15"><text:s/>7.4.2 Reject Unaddressed Optional Interaction<text:tab/>5</text:p>
          <text:p text:style-name="P15"><text:s/>7.4.3 Reject Addressed Standard Interaction Due to Error<text:tab/>5</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471614672" text:id="ct471614672">
            <text:deletion>
              <office:change-info>
                <dc:creator>Bob Jacobsen</dc:creator>
                <dc:date>2010-10-08T17:22:00</dc:date>
              </office:change-info>
              <text:p text:style-name="MP1">NMRA Technical Note (number)</text:p>
            </text:deletion>
          </text:changed-region>
          <text:changed-region xml:id="ct470987488" text:id="ct470987488">
            <text:insertion>
              <office:change-info>
                <dc:creator>Bob Jacobsen</dc:creator>
                <dc:date>2010-10-08T17:22: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471614672"/><text:change-start text:change-id="ct470987488"/>OpenLCB Message Network Standard<text:change-end text:change-id="ct470987488"/></text:p>
      </style:header>
      <style:footer>
        <text:tracked-changes>
          <text:changed-region xml:id="ct471262944" text:id="ct471262944">
            <text:deletion>
              <office:change-info>
                <dc:creator>Bob Jacobsen</dc:creator>
                <dc:date>2010-10-08T17:23:00</dc:date>
              </office:change-info>
              <text:p text:style-name="MP4"><text:span text:style-name="MT2">Title</text:span><text:span text:style-name="MT3"><text:tab/></text:span></text:p>
            </text:deletion>
          </text:changed-region>
          <text:changed-region xml:id="ct470913648" text:id="ct470913648">
            <text:insertion>
              <office:change-info>
                <dc:creator>Bob Jacobsen</dc:creator>
                <dc:date>2011-07-23T20:10:00</dc:date>
              </office:change-info>
            </text:insertion>
          </text:changed-region>
        </text:tracked-changes>
        <text:p text:style-name="MP4"><text:change text:change-id="ct471262944"/><text:change-start text:change-id="ct47091364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470913648"/><text:span text:style-name="MT3"><text:tab/>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date style:data-style-name="N116" text:date-value="2011-09-11T10:51:11.99">9/11/2011</text:date></text:span></text:span></text:p>
      </style:footer>
    </style:master-page>
    <style:master-page style:name="First_20_Page" style:display-name="First Page" style:page-layout-name="Mpm2" style:next-style-name="Standard">
      <style:header>
        <text:tracked-changes>
          <text:changed-region xml:id="ct433991312" text:id="ct433991312">
            <text:deletion>
              <office:change-info>
                <dc:creator>Bob Jacobsen</dc:creator>
                <dc:date>2010-10-07T21:46:00</dc:date>
              </office:change-info>
              <text:p text:style-name="MP7"><text:span text:style-name="MT4">NMRA TECHNICAL NOTES</text:span></text:p>
            </text:deletion>
          </text:changed-region>
          <text:changed-region xml:id="ct470995904" text:id="ct470995904">
            <text:insertion>
              <office:change-info>
                <dc:creator>Bob Jacobsen</dc:creator>
                <dc:date>2010-10-08T17:19:00</dc:date>
              </office:change-info>
            </text:insertion>
          </text:changed-region>
          <text:changed-region xml:id="ct433792608" text:id="ct433792608">
            <text:insertion>
              <office:change-info>
                <dc:creator>Bob Jacobsen</dc:creator>
                <dc:date>2010-10-08T18:28:00</dc:date>
              </office:change-info>
            </text:insertion>
          </text:changed-region>
          <text:changed-region xml:id="ct471707552" text:id="ct471707552">
            <text:deletion>
              <office:change-info>
                <dc:creator>Bob Jacobsen</dc:creator>
                <dc:date>2010-10-08T18:28:00</dc:date>
              </office:change-info>
              <text:p text:style-name="MP7">(title)</text:p>
            </text:deletion>
          </text:changed-region>
          <text:changed-region xml:id="ct433947024" text:id="ct433947024">
            <text:insertion>
              <office:change-info>
                <dc:creator>Bob Jacobsen</dc:creator>
                <dc:date>2010-10-08T18:28:00</dc:date>
              </office:change-info>
            </text:insertion>
          </text:changed-region>
          <text:changed-region xml:id="ct433788544" text:id="ct433788544">
            <text:deletion>
              <office:change-info>
                <dc:creator>Bob Jacobsen</dc:creator>
                <dc:date>2010-10-08T17:19:00</dc:date>
              </office:change-info>
              <text:p text:style-name="MP7">(date)</text:p>
            </text:deletion>
          </text:changed-region>
          <text:changed-region xml:id="ct471563104" text:id="ct471563104">
            <text:insertion>
              <office:change-info>
                <dc:creator>Bob Jacobsen</dc:creator>
                <dc:date>2010-10-14T08:43:00</dc:date>
              </office:change-info>
            </text:insertion>
          </text:changed-region>
          <text:changed-region xml:id="ct471563200" text:id="ct471563200">
            <text:deletion>
              <office:change-info>
                <dc:creator>Bob Jacobsen</dc:creator>
                <dc:date>2010-10-07T21:47:00</dc:date>
              </office:change-info>
              <text:p text:style-name="MP7">(number)</text:p>
            </text:deletion>
          </text:changed-region>
          <text:changed-region xml:id="ct471604400" text:id="ct471604400">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433991312"/><text:change-start text:change-id="ct470995904"/>OpenLCB St<text:change-end text:change-id="ct470995904"/><text:change-start text:change-id="ct433792608"/>andard<text:change-end text:change-id="ct43379260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471707552"/><text:change-start text:change-id="ct433947024"/>OpenLCB Message Network<text:change-end text:change-id="ct43394702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433788544"/><text:change-start text:change-id="ct471563104"/><text:date style:data-style-name="N75" text:date-value="2011-09-11T10:51:11.99">Sep 11, 2011</text:date><text:change-end text:change-id="ct471563104"/></text:p>
            </table:table-cell>
            <table:table-cell table:style-name="Table1.C1" office:value-type="string">
              <text:p text:style-name="MP7"><text:change text:change-id="ct471563200"/><text:change-start text:change-id="ct471604400"/>Preliminary<text:change-end text:change-id="ct471604400"/></text:p>
            </table:table-cell>
          </table:table-row>
        </table:table>
        <text:p text:style-name="Header"/>
      </style:header>
      <style:footer>
        <text:tracked-changes>
          <text:changed-region xml:id="ct268390864" text:id="ct268390864">
            <text:deletion>
              <office:change-info>
                <dc:creator>Bob Jacobsen</dc:creator>
                <dc:date>2011-07-23T20:10:00</dc:date>
              </office:change-info>
              <text:p text:style-name="MP8"><text:span text:style-name="MT5">and A. Shepherd</text:span></text:p>
            </text:deletion>
          </text:changed-region>
          <text:changed-region xml:id="ct450051728" text:id="ct450051728">
            <text:deletion>
              <office:change-info>
                <dc:creator>Bob Jacobsen</dc:creator>
                <dc:date>2010-10-08T17:21:00</dc:date>
              </office:change-info>
              <text:p text:style-name="MP8"><text:span text:style-name="MT5">A. Robinson, </text:span></text:p>
            </text:deletion>
          </text:changed-region>
          <text:changed-region xml:id="ct290962000" text:id="ct290962000">
            <text:deletion>
              <office:change-info>
                <dc:creator>Bob Jacobsen</dc:creator>
                <dc:date>2011-07-23T20:10:00</dc:date>
              </office:change-info>
              <text:p text:style-name="MP8"><text:span text:style-name="MT5">, by J. Day, D. Harris, B. Jacobsen, </text:span></text:p>
            </text:deletion>
          </text:changed-region>
          <text:changed-region xml:id="ct291032800" text:id="ct291032800">
            <text:deletion>
              <office:change-info>
                <dc:creator>Bob Jacobsen</dc:creator>
                <dc:date>2010-10-07T21:47:00</dc:date>
              </office:change-info>
              <text:p text:style-name="MP8"><text:span text:style-name="MT5">90</text:span></text:p>
            </text:deletion>
          </text:changed-region>
          <text:changed-region xml:id="ct291263488" text:id="ct291263488">
            <text:deletion>
              <office:change-info>
                <dc:creator>Bob Jacobsen</dc:creator>
                <dc:date>2011-07-23T20:10:00</dc:date>
              </office:change-info>
              <text:p text:style-name="MP8"><text:span text:style-name="MT5">Copyright 20</text:span></text:p>
            </text:deletion>
          </text:changed-region>
          <text:changed-region xml:id="ct450061888" text:id="ct450061888">
            <text:insertion>
              <office:change-info>
                <dc:creator>Bob Jacobsen</dc:creator>
                <dc:date>2011-07-23T20:10:00</dc:date>
              </office:change-info>
            </text:insertion>
          </text:changed-region>
        </text:tracked-changes>
        <text:p text:style-name="MP8"><text:change text:change-id="ct268390864"/><text:change text:change-id="ct450051728"/><text:change text:change-id="ct290962000"/><text:change text:change-id="ct291032800"/><text:change text:change-id="ct291263488"/><text:change-start text:change-id="ct45006188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450061888"/><text:span text:style-name="MT5"><text:tab/></text:span><text:span text:style-name="MT6">Page </text:span><text:span text:style-name="Page_20_Number"><text:span text:style-name="MT6"><text:page-number text:select-page="current">7</text:page-number></text:span></text:span><text:span text:style-name="Page_20_Number"><text:span text:style-name="MT6"> of </text:span></text:span><text:span text:style-name="Page_20_Number"><text:span text:style-name="MT6"><text:page-count style:num-format="1">7</text:page-count></text:span></text:span><text:span text:style-name="Page_20_Number"><text:span text:style-name="MT6"> - </text:span></text:span><text:span text:style-name="Page_20_Number"><text:span text:style-name="MT6"><text:date style:data-style-name="N116" text:date-value="2011-09-11T10:51:11.99">9/11/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dc:title>
    <meta:initial-creator>Alex Shepherd</meta:initial-creator>
    <meta:creation-date>2009-01-22T07:11:27</meta:creation-date>
    <meta:editing-cycles>100</meta:editing-cycles>
    <meta:editing-duration>PT23H43M6S</meta:editing-duration>
    <meta:generator>OpenOffice.org/3.3$Unix OpenOffice.org_project/330m20$Build-9567</meta:generator>
    <dc:date>2011-09-11T10:51:12</dc:date>
    <dc:creator>Bob Jacobsen</dc:creator>
    <meta:keyword>OpenLCB-CAN Message Network</meta:keyword>
    <meta:document-statistic meta:table-count="6" meta:image-count="1" meta:object-count="0" meta:page-count="7" meta:paragraph-count="182" meta:word-count="1476" meta:character-count="8993"/>
    <meta:user-defined meta:name="Info 1"/>
    <meta:user-defined meta:name="Info 2"/>
    <meta:user-defined meta:name="Info 3"/>
    <meta:user-defined meta:name="Info 4"/>
  </office:meta>
</office:document-meta>
</file>